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0d7" officeooo:paragraph-rsid="000370d7"/>
    </style:style>
    <style:style style:name="P2" style:family="paragraph" style:parent-style-name="Standard" style:list-style-name="L1">
      <style:text-properties officeooo:rsid="000370d7" officeooo:paragraph-rsid="000370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9C: For Profit CS </text:p>
      <text:p text:style-name="P1"/>
      <text:p text:style-name="P1">Lexique:</text:p>
      <text:list xml:id="list2223228286493179920" text:style-name="L1">
        <text:list-item>
          <text:p text:style-name="P2">Frenzy (noun) = Frénésie </text:p>
        </text:list-item>
        <text:list-item>
          <text:p text:style-name="P2">To flake on someone = Tomber sur quelqu’un, arriver à l’improviste </text:p>
        </text:list-item>
        <text:list-item>
          <text:p text:style-name="P2">Solely = only 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48:18.366000000</meta:creation-date>
    <dc:date>2019-04-15T15:51:37.734000000</dc:date>
    <meta:editing-duration>PT3M19S</meta:editing-duration>
    <meta:editing-cycles>1</meta:editing-cycles>
    <meta:document-statistic meta:table-count="0" meta:image-count="0" meta:object-count="0" meta:page-count="1" meta:paragraph-count="6" meta:word-count="28" meta:character-count="140" meta:non-whitespace-character-count="117"/>
    <meta:generator>LibreOffice/5.1.6.2$Windows_x86 LibreOffice_project/07ac168c60a517dba0f0d7bc7540f5afa45f0909</meta:generator>
  </office:meta>
</office:document-meta>
</file>